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e6e6ff"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472cm" fo:min-width="1.674cm"/>
    </style:style>
    <style:style style:name="gr3" style:family="graphic" style:parent-style-name="standard">
      <style:graphic-properties draw:fill="solid" draw:fill-color="#9999ff"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false" fo:min-height="0.433cm" fo:min-width="1.674cm"/>
    </style:style>
    <style:style style:name="gr5" style:family="graphic" style:parent-style-name="standard">
      <style:graphic-properties draw:fill="solid" draw:fill-color="#ff8080" draw:textarea-vertical-align="middle" draw:auto-grow-height="false" fo:min-height="0.749cm" fo:min-width="0.499cm"/>
    </style:style>
    <style:style style:name="gr6" style:family="graphic" style:parent-style-name="standard">
      <style:graphic-properties draw:stroke="none" svg:stroke-color="#000000" draw:fill="none" draw:fill-color="#ffffff" draw:textarea-horizontal-align="left" draw:auto-grow-height="true" draw:auto-grow-width="false" fo:min-height="0.403cm" fo:min-width="2.192cm"/>
    </style:style>
    <style:style style:name="gr7" style:family="graphic" style:parent-style-name="standard">
      <style:graphic-properties draw:fill="solid" draw:fill-color="#b8ff6e"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false" fo:min-height="0.433cm" fo:min-width="2.192cm"/>
    </style:style>
    <style:style style:name="gr9" style:family="graphic" style:parent-style-name="standard">
      <style:graphic-properties draw:fill-color="#ffd320" draw:textarea-vertical-align="middle" draw:auto-grow-height="false" fo:min-height="0.749cm" fo:min-width="0.499cm"/>
    </style:style>
    <style:style style:name="gr10" style:family="graphic" style:parent-style-name="standard">
      <style:graphic-properties draw:fill="solid" draw:fill-color="#b3b3b3" draw:textarea-horizontal-align="justify" draw:textarea-vertical-align="middle" draw:auto-grow-height="false"/>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svg:stroke-color="#000000" draw:fill="solid" draw:fill-color="#83caff"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false" fo:min-height="0.433cm" fo:min-width="2.577cm"/>
    </style:style>
    <style:style style:name="gr14" style:family="graphic" style:parent-style-name="standard">
      <style:graphic-properties draw:textarea-horizontal-align="justify" draw:textarea-vertical-align="middle" draw:auto-grow-height="false" draw:shadow="hidden"/>
    </style:style>
    <style:style style:name="gr15" style:family="graphic" style:parent-style-name="standard">
      <style:graphic-properties draw:stroke="none" svg:stroke-color="#000000" draw:fill="none" draw:fill-color="#ffffff" draw:textarea-horizontal-align="left" draw:auto-grow-height="true" draw:auto-grow-width="false" fo:min-height="0.499cm" fo:min-width="1.674cm"/>
    </style:style>
    <style:style style:name="gr16" style:family="graphic" style:parent-style-name="standard">
      <style:graphic-properties draw:fill="solid" draw:fill-color="#ffff99"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false" fo:min-height="0.2cm" fo:min-width="1.674cm"/>
    </style:style>
    <style:style style:name="gr18" style:family="graphic" style:parent-style-name="standard">
      <style:graphic-properties draw:fill="solid" draw:fill-color="#ffffcc" draw:textarea-horizontal-align="justify" draw:textarea-vertical-align="middle" draw:auto-grow-height="false"/>
    </style:style>
    <style:style style:name="gr19" style:family="graphic" style:parent-style-name="standard">
      <style:graphic-properties draw:fill="solid" draw:fill-color="#e6e6ff" draw:textarea-horizontal-align="justify" draw:textarea-vertical-align="middle" draw:auto-grow-height="false"/>
    </style:style>
    <style:style style:name="gr20" style:family="graphic" style:parent-style-name="standard">
      <style:graphic-properties draw:fill="solid" draw:fill-color="#e6e64c" draw:textarea-horizontal-align="justify" draw:textarea-vertical-align="middle" draw:auto-grow-height="false"/>
    </style:style>
    <style:style style:name="gr21" style:family="graphic" style:parent-style-name="standard">
      <style:graphic-properties draw:fill="solid" draw:fill-color="#3deb3d" draw:textarea-horizontal-align="justify" draw:textarea-vertical-align="middle" draw:auto-grow-height="false"/>
    </style:style>
    <style:style style:name="gr22" style:family="graphic" style:parent-style-name="standard">
      <style:graphic-properties draw:fill="solid" draw:fill-color="#00ff00" draw:textarea-horizontal-align="justify" draw:textarea-vertical-align="middle" draw:auto-grow-height="false"/>
    </style:style>
    <style:style style:name="gr23" style:family="graphic" style:parent-style-name="standard">
      <style:graphic-properties svg:stroke-color="#808000" draw:marker-start="Circle" draw:marker-start-width="0.3cm" draw:marker-end="Arrow" draw:marker-end-width="0.3cm" draw:textarea-horizontal-align="center" draw:textarea-vertical-align="middle"/>
    </style:style>
    <style:style style:name="gr24" style:family="graphic" style:parent-style-name="standard">
      <style:graphic-properties draw:fill-color="#33cc66" draw:textarea-vertical-align="middle" draw:auto-grow-height="false"/>
    </style:style>
    <style:style style:name="gr25" style:family="graphic" style:parent-style-name="standard">
      <style:graphic-properties draw:fill-color="#b8ff6e" draw:textarea-vertical-align="middle" draw:auto-grow-height="false"/>
    </style:style>
    <style:style style:name="gr26" style:family="graphic" style:parent-style-name="standard">
      <style:graphic-properties draw:fill="solid" draw:fill-color="#23ff23" draw:textarea-horizontal-align="justify" draw:textarea-vertical-align="middle" draw:auto-grow-height="false" draw:shadow="hidden"/>
    </style:style>
    <style:style style:name="gr27" style:family="graphic" style:parent-style-name="standard">
      <style:graphic-properties draw:fill="solid" draw:fill-color="#00ae00" draw:textarea-horizontal-align="justify" draw:textarea-vertical-align="middle" draw:auto-grow-height="false"/>
    </style:style>
    <style:style style:name="gr28" style:family="graphic" style:parent-style-name="standard">
      <style:graphic-properties draw:stroke="none" svg:stroke-color="#000000" draw:fill="none" draw:fill-color="#ffffff" draw:textarea-horizontal-align="left" draw:auto-grow-height="true" draw:auto-grow-width="false" fo:min-height="0.074cm" fo:min-width="1.674cm"/>
    </style:style>
    <style:style style:name="gr29" style:family="graphic" style:parent-style-name="standard">
      <style:graphic-properties draw:fill-color="#9999ff" draw:textarea-vertical-align="middle" draw:auto-grow-height="false"/>
    </style:style>
    <style:style style:name="P1" style:family="paragraph">
      <style:paragraph-properties fo:text-align="center"/>
    </style:style>
    <style:style style:name="P2" style:family="paragraph">
      <style:text-properties fo:font-size="11pt" style:font-size-asian="18pt" style:font-size-complex="18pt"/>
    </style:style>
    <style:style style:name="P3" style:family="paragraph">
      <style:paragraph-properties fo:line-height="100%" fo:text-align="center"/>
    </style:style>
    <style:style style:name="P4" style:family="paragraph">
      <style:paragraph-properties fo:line-height="100%"/>
      <style:text-properties fo:font-size="11pt" style:font-size-asian="18pt" style:font-size-complex="18pt"/>
    </style:style>
    <style:style style:name="P5" style:family="paragraph">
      <style:text-properties fo:font-size="12pt" style:font-size-asian="18pt" style:font-size-complex="18pt"/>
    </style:style>
    <style:style style:name="P6" style:family="paragraph">
      <style:text-properties fo:font-size="8pt" style:font-size-asian="18pt" style:font-size-complex="18pt"/>
    </style:style>
    <style:style style:name="P7" style:family="paragraph">
      <style:text-properties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office:forms form:automatic-focus="false" form:apply-design-mode="false"/>
        <draw:rect draw:style-name="gr1" draw:text-style-name="P1" draw:layer="layout" svg:width="3.148cm" svg:height="2.812cm" svg:x="12.674cm" svg:y="1.224cm">
          <text:p/>
        </draw:rect>
        <draw:frame draw:style-name="gr2" draw:text-style-name="P2" draw:layer="layout" svg:width="2.04cm" svg:height="0.722cm" svg:x="13.585cm" svg:y="3.403cm">
          <draw:text-box>
            <text:p text:style-name="P2">Архив</text:p>
          </draw:text-box>
        </draw:frame>
        <draw:custom-shape draw:style-name="gr3" draw:text-style-name="P1" draw:layer="layout" svg:width="1.876cm" svg:height="1.699cm" svg:x="13.349cm" svg:y="1.70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1" draw:text-style-name="P3" draw:layer="layout" svg:width="3.147cm" svg:height="2.812cm" svg:x="1.25cm" svg:y="1.227cm">
          <text:p/>
        </draw:rect>
        <draw:frame draw:style-name="gr4" draw:text-style-name="P4" draw:layer="layout" svg:width="2.483cm" svg:height="0.687cm" svg:x="1.747cm" svg:y="3.397cm">
          <draw:text-box>
            <text:p text:style-name="P4">Настройки</text:p>
          </draw:text-box>
        </draw:frame>
        <draw:custom-shape draw:style-name="gr5" draw:text-style-name="P3" draw:layer="layout" svg:width="1.859cm" svg:height="1.603cm" draw:transform="skewX (0.00122173047639574) rotate (-0.532499954784556) translate (2.463cm 1.258cm)">
          <text:p/>
          <draw:enhanced-geometry svg:viewBox="0 0 153 132" draw:mirror-horizontal="false" draw:mirror-vertical="false"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rect draw:style-name="gr1" draw:text-style-name="P1" draw:layer="layout" svg:width="3.148cm" svg:height="2.812cm" svg:x="16.605cm" svg:y="1.224cm">
          <text:p/>
        </draw:rect>
        <draw:frame draw:style-name="gr6" draw:text-style-name="P2" draw:layer="layout" svg:width="2.725cm" svg:height="0.687cm" svg:x="17.028cm" svg:y="3.383cm">
          <draw:text-box>
            <text:p text:style-name="P2">Аналитика</text:p>
          </draw:text-box>
        </draw:frame>
        <draw:custom-shape draw:style-name="gr7" draw:text-style-name="P1" draw:layer="layout" svg:width="1.94cm" svg:height="1.847cm" svg:x="17.188cm" svg:y="1.536cm">
          <text:p/>
          <draw:enhanced-geometry svg:viewBox="0 0 21600 21600" draw:mirror-horizontal="true" draw:mirror-vertical="false" draw:path-stretchpoint-x="11000" draw:path-stretchpoint-y="10800" draw:text-areas="?f0 ?f0 ?f3 ?f12" draw:type="vertical-scroll" draw:modifiers="2625.41436464088"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rect draw:style-name="gr1" draw:text-style-name="P1" draw:layer="layout" svg:width="3.149cm" svg:height="2.812cm" svg:x="8.746cm" svg:y="1.224cm">
          <text:p/>
        </draw:rect>
        <draw:frame draw:style-name="gr8" draw:text-style-name="P2" draw:layer="layout" svg:width="3.379cm" svg:height="0.687cm" svg:x="8.746cm" svg:y="3.412cm">
          <draw:text-box>
            <text:p text:style-name="P2">Эксперименты</text:p>
          </draw:text-box>
        </draw:frame>
        <draw:path draw:style-name="gr9" draw:text-style-name="P3" draw:layer="layout" svg:width="1.667cm" svg:height="2.005cm" svg:x="9.366cm" svg:y="1.405cm" svg:viewBox="0 0 1668 2006" svg:d="m1668 1770h-1668l672-1062h324zm-326 0v-708h323v708zm-993 1298v-236h1668v236z">
          <text:p/>
        </draw:path>
        <draw:custom-shape draw:style-name="gr10" draw:text-style-name="P1" draw:layer="layout" svg:width="0.745cm" svg:height="0.993cm" svg:x="7.998cm" svg:y="2.217cm">
          <text:p/>
          <draw:enhanced-geometry svg:viewBox="0 0 21600 21600" draw:text-areas="0 ?f0 ?f5 ?f2" draw:type="right-arrow" draw:modifiers="9778.96138482024 5804.595404595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1.676cm" svg:height="1.034cm" svg:x="-10.051cm" svg:y="0.875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1.625cm" svg:height="1cm" svg:x="-6.125cm" svg:y="-0.3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1.625cm" svg:height="1cm" draw:transform="rotate (-1.57079632679579) translate (-11.75cm 6.6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1.676cm" svg:height="1.034cm" draw:transform="rotate (1.5707963267946) translate (-10.909cm 8.5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1" draw:text-style-name="P1" draw:layer="layout" svg:width="3.147cm" svg:height="2.812cm" svg:x="4.851cm" svg:y="1.224cm">
          <text:p/>
        </draw:rect>
        <draw:g>
          <draw:custom-shape draw:style-name="gr12" draw:text-style-name="P1" draw:layer="layout" svg:width="2.501cm" svg:height="0.521cm" svg:x="5.163cm" svg:y="1.783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1" draw:layer="layout" svg:width="2.501cm" svg:height="0.52cm" svg:x="5.163cm" svg:y="2.304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1" draw:layer="layout" svg:width="2.501cm" svg:height="0.522cm" svg:x="5.163cm" svg:y="2.824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frame draw:style-name="gr13" draw:text-style-name="P2" draw:layer="layout" svg:width="2.809cm" svg:height="0.687cm" svg:x="5.163cm" svg:y="3.429cm">
          <draw:text-box>
            <text:p text:style-name="P2">Аппаратура</text:p>
          </draw:text-box>
        </draw:frame>
        <draw:custom-shape draw:style-name="gr10" draw:text-style-name="P1" draw:layer="layout" svg:width="-0.75cm" svg:height="-1cm" svg:x="-7.25cm" svg:y="7cm">
          <text:p/>
          <draw:enhanced-geometry svg:viewBox="0 0 21600 21600" draw:text-areas="0 ?f0 ?f5 ?f2" draw:type="right-arrow" draw:modifiers="9778.96138482024 5804.595404595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0.745cm" svg:height="0.993cm" svg:x="11.895cm" svg:y="2.217cm">
          <text:p/>
          <draw:enhanced-geometry svg:viewBox="0 0 21600 21600" draw:text-areas="0 ?f0 ?f5 ?f2" draw:type="right-arrow" draw:modifiers="9778.96138482024 5804.595404595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0.745cm" svg:height="0.993cm" svg:x="15.822cm" svg:y="1.472cm">
          <text:p/>
          <draw:enhanced-geometry svg:viewBox="0 0 21600 21600" draw:text-areas="0 ?f0 ?f5 ?f2" draw:type="right-arrow" draw:modifiers="9778.96138482024 5804.595404595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0.746cm" svg:height="-0.993cm" svg:x="16.605cm" svg:y="3.831cm">
          <text:p/>
          <draw:enhanced-geometry svg:viewBox="0 0 21600 21600" draw:text-areas="0 ?f0 ?f5 ?f2" draw:type="right-arrow" draw:modifiers="9778.96138482024 5804.595404595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1" draw:text-style-name="P1" draw:layer="layout" svg:width="18.137cm" svg:height="3.558cm" svg:x="1.363cm" svg:y="5.25cm">
          <text:p/>
        </draw:rect>
        <draw:g>
          <draw:custom-shape draw:style-name="gr11" draw:text-style-name="P1" draw:layer="layout" svg:width="2.225cm" svg:height="0.66cm" svg:x="5.317cm" svg:y="5.671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1" draw:layer="layout" svg:width="2.225cm" svg:height="0.658cm" svg:x="5.317cm" svg:y="6.331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1" draw:layer="layout" svg:width="2.225cm" svg:height="0.659cm" svg:x="5.317cm" svg:y="6.989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1" draw:text-style-name="P1" draw:layer="layout" svg:width="1.977cm" svg:height="1.977cm" svg:x="1.759cm" svg:y="5.671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path draw:style-name="gr14" draw:text-style-name="P1" draw:layer="layout" svg:width="6.98cm" svg:height="2.029cm" svg:x="11.663cm" svg:y="5.593cm" svg:viewBox="0 0 6981 2030" svg:d="m1185 0h792v628l-396 163-396-163zm-1185 558v-396h4744v396zm-1977-1186h793v628l-397 163-396-163zm-2371 1349h791v-628l-396-164-395 164zm1581 628h791v-628l-396-164-395 164zm1582 628h791v-628l-396-164-395 164zm1603-137v-396h1819v396zm-1684 818h791v-628l-396-164-395 164z">
          <text:p/>
        </draw:path>
        <draw:frame draw:style-name="gr15" draw:layer="layout" svg:width="3.31cm" svg:height="0.963cm" svg:x="1.404cm" svg:y="7.768cm">
          <draw:text-box>
            <text:p>Каталог</text:p>
          </draw:text-box>
        </draw:frame>
        <draw:frame draw:style-name="gr15" draw:layer="layout" svg:width="4.555cm" svg:height="0.963cm" svg:x="6.073cm" svg:y="7.794cm">
          <draw:text-box>
            <text:p>Устройства</text:p>
          </draw:text-box>
        </draw:frame>
        <draw:frame draw:style-name="gr15" draw:layer="layout" svg:width="5.36cm" svg:height="0.963cm" svg:x="13.024cm" svg:y="7.743cm">
          <draw:text-box>
            <text:p>Шины и порты</text:p>
          </draw:text-box>
        </draw:frame>
        <draw:g>
          <draw:custom-shape draw:style-name="gr11" draw:text-style-name="P1" draw:layer="layout" svg:width="2.225cm" svg:height="0.659cm" svg:x="7.872cm" svg:y="6.964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1" draw:layer="layout" svg:width="2.225cm" svg:height="0.66cm" svg:x="7.872cm" svg:y="6.346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rect draw:style-name="gr1" draw:text-style-name="P1" draw:layer="layout" svg:width="13.875cm" svg:height="4.125cm" svg:x="1.935cm" svg:y="17.375cm">
          <text:p/>
        </draw:rect>
        <draw:custom-shape draw:style-name="gr16" draw:text-style-name="P1" draw:layer="layout" svg:width="2.875cm" svg:height="2.999cm" svg:x="11.985cm" svg:y="17.625cm">
          <text:p/>
          <draw:enhanced-geometry svg:viewBox="0 0 21600 21600" draw:glue-points="10800 0 0 10800 10800 21600 21600 10800" draw:type="flowchart-process" draw:enhanced-path="M 0 0 L 21600 0 21600 21600 0 21600 0 0 Z N"/>
        </draw:custom-shape>
        <draw:frame draw:style-name="gr17" draw:text-style-name="P5" draw:layer="layout" svg:width="3.81cm" svg:height="1.199cm" svg:x="1.875cm" svg:y="20.75cm">
          <draw:text-box>
            <text:p text:style-name="P5">Базовые методы</text:p>
          </draw:text-box>
        </draw:frame>
        <draw:frame draw:style-name="gr15" draw:text-style-name="P5" draw:layer="layout" svg:width="2.31cm" svg:height="0.749cm" svg:x="5.725cm" svg:y="20.751cm">
          <draw:text-box>
            <text:p text:style-name="P5">Метод</text:p>
          </draw:text-box>
        </draw:frame>
        <draw:custom-shape draw:style-name="gr18" draw:text-style-name="P1" draw:layer="layout" svg:width="2.264cm" svg:height="0.5cm" svg:x="2.421cm" svg:y="17.875cm">
          <text:p/>
          <draw:enhanced-geometry svg:viewBox="0 0 21600 21600" draw:glue-points="10800 0 0 10800 10800 21600 21600 10800" draw:type="flowchart-process" draw:enhanced-path="M 0 0 L 21600 0 21600 21600 0 21600 0 0 Z N"/>
        </draw:custom-shape>
        <draw:custom-shape draw:style-name="gr16" draw:text-style-name="P1" draw:layer="layout" svg:width="2.264cm" svg:height="0.5cm" svg:x="2.421cm" svg:y="18.625cm">
          <text:p/>
          <draw:enhanced-geometry svg:viewBox="0 0 21600 21600" draw:glue-points="10800 0 0 10800 10800 21600 21600 10800" draw:type="flowchart-process" draw:enhanced-path="M 0 0 L 21600 0 21600 21600 0 21600 0 0 Z N"/>
        </draw:custom-shape>
        <draw:custom-shape draw:style-name="gr18" draw:text-style-name="P1" draw:layer="layout" svg:width="2.264cm" svg:height="0.5cm" svg:x="2.421cm" svg:y="19.352cm">
          <text:p/>
          <draw:enhanced-geometry svg:viewBox="0 0 21600 21600" draw:glue-points="10800 0 0 10800 10800 21600 21600 10800" draw:type="flowchart-process" draw:enhanced-path="M 0 0 L 21600 0 21600 21600 0 21600 0 0 Z N"/>
        </draw:custom-shape>
        <draw:custom-shape draw:style-name="gr16" draw:text-style-name="P1" draw:layer="layout" svg:width="2cm" svg:height="2.95cm" svg:x="5.535cm" svg:y="17.62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5" draw:text-style-name="P5" draw:layer="layout" svg:width="2.31cm" svg:height="0.749cm" svg:x="8.8cm" svg:y="20.751cm">
          <draw:text-box>
            <text:p text:style-name="P5">Система</text:p>
          </draw:text-box>
        </draw:frame>
        <draw:g>
          <draw:custom-shape draw:style-name="gr19" draw:text-style-name="P1" draw:layer="layout" svg:width="0.5cm" svg:height="0.182cm" svg:x="5.735cm" svg:y="17.704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1" draw:layer="layout" svg:width="0.5cm" svg:height="0.182cm" svg:x="5.735cm" svg:y="17.886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1" draw:layer="layout" svg:width="0.5cm" svg:height="0.182cm" svg:x="5.735cm" svg:y="18.068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0" draw:text-style-name="P1" draw:layer="layout" svg:width="1.411cm" svg:height="1.375cm" svg:x="5.659cm" svg:y="18.5cm">
          <text:p/>
          <draw:enhanced-geometry svg:viewBox="0 0 21600 21600" draw:mirror-horizontal="tru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1" draw:text-style-name="P1" draw:layer="layout" svg:width="0.625cm" svg:height="0.375cm" svg:x="5.735cm" svg:y="20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 draw:layer="layout" svg:width="2.013cm" svg:height="2.626cm" svg:x="16.685cm" svg:y="18.12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 draw:text-style-name="P5" draw:layer="layout" svg:width="3.625cm" svg:height="0.749cm" svg:x="11.86cm" svg:y="20.751cm">
          <draw:text-box>
            <text:p text:style-name="P5">Исследование</text:p>
          </draw:text-box>
        </draw:frame>
        <draw:line draw:style-name="gr23" draw:text-style-name="P1" draw:layer="layout" svg:x1="4.06cm" svg:y1="18.875cm" svg:x2="5.535cm" svg:y2="18.875cm">
          <text:p/>
        </draw:line>
        <draw:g>
          <draw:custom-shape draw:style-name="gr18" draw:text-style-name="P1" draw:layer="layout" svg:width="3.566cm" svg:height="3cm" svg:x="8.044cm" svg:y="17.625cm">
            <text:p/>
            <draw:enhanced-geometry svg:viewBox="0 0 21600 21600" draw:glue-points="10800 0 0 10800 10800 21600 21600 10800" draw:type="flowchart-process" draw:enhanced-path="M 0 0 L 21600 0 21600 21600 0 21600 0 0 Z N"/>
          </draw:custom-shape>
          <draw:g>
            <draw:custom-shape draw:style-name="gr11" draw:text-style-name="P1" draw:layer="layout" svg:width="0.75cm" svg:height="0.273cm" svg:x="8.185cm" svg:y="17.75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1" draw:layer="layout" svg:width="0.75cm" svg:height="0.273cm" svg:x="8.185cm" svg:y="18.023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1" draw:layer="layout" svg:width="0.75cm" svg:height="0.272cm" svg:x="8.185cm" svg:y="18.296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16" draw:text-style-name="P1" draw:layer="layout" svg:width="1.625cm" svg:height="2.625cm" svg:x="9.81cm" svg:y="17.72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9" draw:text-style-name="P1" draw:layer="layout" svg:width="0.406cm" svg:height="0.16cm" svg:x="9.938cm" svg:y="17.807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1" draw:layer="layout" svg:width="0.406cm" svg:height="0.159cm" svg:x="9.938cm" svg:y="17.967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1" draw:layer="layout" svg:width="0.406cm" svg:height="0.159cm" svg:x="9.938cm" svg:y="18.126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0" draw:text-style-name="P1" draw:layer="layout" svg:width="1.147cm" svg:height="1.094cm" svg:x="9.881cm" svg:y="18.604cm">
              <text:p/>
              <draw:enhanced-geometry svg:viewBox="0 0 21600 21600" draw:mirror-horizontal="tru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1" draw:text-style-name="P1" draw:layer="layout" svg:width="0.625cm" svg:height="0.375cm" svg:x="10.01cm" svg:y="19.854cm">
              <text:p/>
              <draw:enhanced-geometry svg:viewBox="0 0 21600 21600" draw:text-areas="0 ?f0 ?f5 ?f2" draw:mirror-horizontal="false" draw:mirror-vertical="false" draw:type="right-arrow" draw:modifiers="15391.6167664671 7295.7446808510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1" draw:text-style-name="P1" draw:layer="layout" svg:width="0.875cm" svg:height="0.352cm" svg:x="8.935cm" svg:y="17.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8" draw:text-style-name="P1" draw:layer="layout" svg:width="2.375cm" svg:height="0.875cm" svg:x="12.235cm" svg:y="19.625cm">
          <text:p/>
          <draw:enhanced-geometry svg:viewBox="0 0 21600 21600" draw:glue-points="10800 0 0 10800 10800 21600 21600 10800" draw:type="flowchart-process" draw:enhanced-path="M 0 0 L 21600 0 21600 21600 0 21600 0 0 Z N"/>
        </draw:custom-shape>
        <draw:frame draw:style-name="gr15" draw:text-style-name="P6" draw:layer="layout" svg:width="1.75cm" svg:height="0.887cm" svg:x="12.235cm" svg:y="19.625cm">
          <draw:text-box>
            <text:p text:style-name="P6">Список </text:p>
            <text:p text:style-name="P6">анализов</text:p>
          </draw:text-box>
        </draw:frame>
        <draw:custom-shape draw:style-name="gr18" draw:text-style-name="P1" draw:layer="layout" svg:width="2.264cm" svg:height="0.5cm" svg:x="2.421cm" svg:y="20cm">
          <text:p/>
          <draw:enhanced-geometry svg:viewBox="0 0 21600 21600" draw:glue-points="10800 0 0 10800 10800 21600 21600 10800" draw:type="flowchart-process" draw:enhanced-path="M 0 0 L 21600 0 21600 21600 0 21600 0 0 Z N"/>
        </draw:custom-shape>
        <draw:g>
          <draw:custom-shape draw:style-name="gr18" draw:text-style-name="P1" draw:layer="layout" svg:width="2.378cm" svg:height="1.819cm" svg:x="12.235cm" svg:y="17.7cm">
            <text:p/>
            <draw:enhanced-geometry svg:viewBox="0 0 21600 21600" draw:glue-points="10800 0 0 10800 10800 21600 21600 10800" draw:type="flowchart-process" draw:enhanced-path="M 0 0 L 21600 0 21600 21600 0 21600 0 0 Z N"/>
          </draw:custom-shape>
          <draw:g>
            <draw:custom-shape draw:style-name="gr11" draw:text-style-name="P1" draw:layer="layout" svg:width="0.499cm" svg:height="0.167cm" svg:x="12.329cm" svg:y="17.775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1" draw:layer="layout" svg:width="0.499cm" svg:height="0.165cm" svg:x="12.329cm" svg:y="17.942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1" draw:layer="layout" svg:width="0.499cm" svg:height="0.165cm" svg:x="12.329cm" svg:y="18.107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16" draw:text-style-name="P1" draw:layer="layout" svg:width="1.083cm" svg:height="1.591cm" svg:x="13.413cm" svg:y="17.76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9" draw:text-style-name="P1" draw:layer="layout" svg:width="0.271cm" svg:height="0.096cm" svg:x="13.497cm" svg:y="17.811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1" draw:layer="layout" svg:width="0.271cm" svg:height="0.097cm" svg:x="13.497cm" svg:y="17.907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1" draw:layer="layout" svg:width="0.271cm" svg:height="0.096cm" svg:x="13.497cm" svg:y="18.004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0" draw:text-style-name="P1" draw:layer="layout" svg:width="0.766cm" svg:height="0.663cm" svg:x="13.46cm" svg:y="18.293cm">
              <text:p/>
              <draw:enhanced-geometry svg:viewBox="0 0 21600 21600" draw:mirror-horizontal="tru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1" draw:text-style-name="P1" draw:layer="layout" svg:width="0.417cm" svg:height="0.228cm" svg:x="13.546cm" svg:y="19.052cm">
              <text:p/>
              <draw:enhanced-geometry svg:viewBox="0 0 21600 21600" draw:text-areas="0 ?f0 ?f5 ?f2" draw:mirror-horizontal="false" draw:mirror-vertical="false" draw:type="right-arrow" draw:modifiers="15391.6167664671 7295.7446808510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1" draw:text-style-name="P1" draw:layer="layout" svg:width="0.585cm" svg:height="0.214cm" svg:x="12.828cm" svg:y="17.85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frame draw:style-name="gr15" draw:text-style-name="P5" draw:layer="layout" svg:width="2.125cm" svg:height="0.749cm" svg:x="16.935cm" svg:y="20.751cm">
          <draw:text-box>
            <text:p text:style-name="P5">Архив</text:p>
          </draw:text-box>
        </draw:frame>
        <draw:custom-shape draw:style-name="gr21" draw:text-style-name="P1" draw:layer="layout" svg:width="1.812cm" svg:height="0.751cm" svg:x="14.735cm" svg:y="18.625cm">
          <text:p/>
          <draw:enhanced-geometry svg:viewBox="0 0 21600 21600" draw:text-areas="0 ?f0 ?f5 ?f2" draw:mirror-horizontal="false" draw:mirror-vertical="false" draw:type="right-arrow" draw:modifiers="17546.190028222 5514.893617021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1" draw:text-style-name="P1" draw:layer="layout" svg:width="13.125cm" svg:height="5cm" svg:x="5.375cm" svg:y="23cm">
          <text:p/>
        </draw:rect>
        <draw:frame draw:style-name="gr15" draw:text-style-name="P5" draw:layer="layout" svg:width="3.375cm" svg:height="1.199cm" svg:x="6.25cm" svg:y="26.575cm">
          <draw:text-box>
            <text:p text:style-name="P5">Журнал</text:p>
            <text:p text:style-name="P5">исследований</text:p>
          </draw:text-box>
        </draw:frame>
        <draw:custom-shape draw:style-name="gr16" draw:text-style-name="P1" draw:layer="layout" svg:width="2.329cm" svg:height="2.318cm" svg:x="2.045cm" svg:y="23.807cm">
          <text:p/>
          <draw:enhanced-geometry svg:viewBox="0 0 21600 21600" draw:mirror-horizontal="tru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4" draw:text-style-name="P1" draw:layer="layout" svg:width="2.168cm" svg:height="2.867cm" svg:x="6.375cm" svg:y="23.508cm">
          <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25" draw:text-style-name="P1" draw:layer="layout" svg:width="2.168cm" svg:height="2.832cm" svg:x="6.582cm" svg:y="23.743cm">
          <text:p/>
          <draw:enhanced-geometry svg:viewBox="0 0 21600 21600" draw:glue-points="10800 0 0 10800 10800 21600 21600 10800" draw:text-areas="0 4300 21600 21600" draw:type="flowchart-card" draw:enhanced-path="M 4300 0 L 21600 0 21600 21600 0 21600 0 4300 4300 0 Z N"/>
        </draw:custom-shape>
        <draw:frame draw:style-name="gr15" draw:text-style-name="P5" draw:layer="layout" svg:width="3.375cm" svg:height="1.199cm" svg:x="9.9cm" svg:y="26.589cm">
          <draw:text-box>
            <text:p text:style-name="P5">Запись исследования</text:p>
          </draw:text-box>
        </draw:frame>
        <draw:custom-shape draw:style-name="gr25" draw:text-style-name="P1" draw:layer="layout" svg:width="3.625cm" svg:height="3.214cm" svg:x="9.875cm" svg:y="23.375cm">
          <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18" draw:text-style-name="P1" draw:layer="layout" svg:width="2.264cm" svg:height="0.5cm" svg:x="11.111cm" svg:y="23.5cm">
          <text:p/>
          <draw:enhanced-geometry svg:viewBox="0 0 21600 21600" draw:glue-points="10800 0 0 10800 10800 21600 21600 10800" draw:type="flowchart-process" draw:enhanced-path="M 0 0 L 21600 0 21600 21600 0 21600 0 0 Z N"/>
        </draw:custom-shape>
        <draw:frame draw:style-name="gr15" draw:text-style-name="P7" draw:layer="layout" svg:width="2.375cm" svg:height="0.749cm" svg:x="11.375cm" svg:y="23.376cm">
          <draw:text-box>
            <text:p text:style-name="P7">Паспорт</text:p>
          </draw:text-box>
        </draw:frame>
        <draw:custom-shape draw:style-name="gr18" draw:text-style-name="P1" draw:layer="layout" svg:width="2.75cm" svg:height="0.5cm" svg:x="10.625cm" svg:y="24.125cm">
          <text:p/>
          <draw:enhanced-geometry svg:viewBox="0 0 21600 21600" draw:glue-points="10800 0 0 10800 10800 21600 21600 10800" draw:type="flowchart-process" draw:enhanced-path="M 0 0 L 21600 0 21600 21600 0 21600 0 0 Z N"/>
        </draw:custom-shape>
        <draw:frame draw:style-name="gr15" draw:text-style-name="P7" draw:layer="layout" svg:width="3.5cm" svg:height="0.749cm" svg:x="10.5cm" svg:y="24.05cm">
          <draw:text-box>
            <text:p text:style-name="P7">Копия системы</text:p>
          </draw:text-box>
        </draw:frame>
        <draw:custom-shape draw:style-name="gr18" draw:text-style-name="P1" draw:layer="layout" svg:width="3.249cm" svg:height="0.575cm" svg:x="10.001cm" svg:y="24.8cm">
          <text:p/>
          <draw:enhanced-geometry svg:viewBox="0 0 21600 21600" draw:glue-points="10800 0 0 10800 10800 21600 21600 10800" draw:type="flowchart-process" draw:enhanced-path="M 0 0 L 21600 0 21600 21600 0 21600 0 0 Z N"/>
        </draw:custom-shape>
        <draw:custom-shape draw:style-name="gr18" draw:text-style-name="P1" draw:layer="layout" svg:width="3.25cm" svg:height="0.56cm" svg:x="10.126cm" svg:y="25cm">
          <text:p/>
          <draw:enhanced-geometry svg:viewBox="0 0 21600 21600" draw:glue-points="10800 0 0 10800 10800 21600 21600 10800" draw:type="flowchart-process" draw:enhanced-path="M 0 0 L 21600 0 21600 21600 0 21600 0 0 Z N"/>
        </draw:custom-shape>
        <draw:frame draw:style-name="gr15" draw:text-style-name="P7" draw:layer="layout" svg:width="3.874cm" svg:height="0.749cm" svg:x="10.001cm" svg:y="24.911cm">
          <draw:text-box>
            <text:p text:style-name="P7">Данные анализов</text:p>
          </draw:text-box>
        </draw:frame>
        <draw:custom-shape draw:style-name="gr18" draw:text-style-name="P1" draw:layer="layout" svg:width="3.625cm" svg:height="3.195cm" svg:x="14.375cm" svg:y="23.375cm">
          <text:p/>
          <draw:enhanced-geometry svg:viewBox="0 0 21600 21600" draw:glue-points="10800 0 0 10800 10800 21600 21600 10800" draw:type="flowchart-process" draw:enhanced-path="M 0 0 L 21600 0 21600 21600 0 21600 0 0 Z N"/>
        </draw:custom-shape>
        <draw:path draw:style-name="gr26" draw:text-style-name="P1" draw:layer="layout" svg:width="1.874cm" svg:height="0.999cm" svg:x="14.7cm" svg:y="24.925cm" svg:viewBox="0 0 1875 1000" svg:d="m0 0h1875v143h-1875zm0 71h1875v144h-1875zm0 70h1875v144h-1875zm0 70h1875v144h-1875zm0 71h1875v143h-1875z">
          <text:p/>
        </draw:path>
        <draw:frame draw:style-name="gr15" draw:text-style-name="P5" draw:layer="layout" svg:width="3.875cm" svg:height="0.749cm" svg:x="14.245cm" svg:y="26.571cm">
          <draw:text-box>
            <text:p text:style-name="P5">Данные анализа</text:p>
          </draw:text-box>
        </draw:frame>
        <draw:frame draw:style-name="gr15" draw:text-style-name="P7" draw:layer="layout" svg:width="3.5cm" svg:height="0.749cm" svg:x="14.45cm" svg:y="25.925cm">
          <draw:text-box>
            <text:p text:style-name="P7">Потоки данных</text:p>
          </draw:text-box>
        </draw:frame>
        <draw:frame draw:style-name="gr15" draw:text-style-name="P7" draw:layer="layout" svg:width="4cm" svg:height="0.749cm" svg:x="9.875cm" svg:y="25.951cm">
          <draw:text-box>
            <text:p text:style-name="P7">Поток управления</text:p>
          </draw:text-box>
        </draw:frame>
        <draw:custom-shape draw:style-name="gr27" draw:text-style-name="P1" draw:layer="layout" svg:width="2.415cm" svg:height="0.163cm" svg:x="10.085cm" svg:y="25.812cm">
          <text:p/>
          <draw:enhanced-geometry svg:viewBox="0 0 21600 21600" draw:glue-points="10800 0 0 10800 10800 21600 21600 10800" draw:type="flowchart-process" draw:enhanced-path="M 0 0 L 21600 0 21600 21600 0 21600 0 0 Z N"/>
        </draw:custom-shape>
        <draw:custom-shape draw:style-name="gr21" draw:text-style-name="P1" draw:layer="layout" svg:width="1.812cm" svg:height="0.751cm" svg:x="4.375cm" svg:y="24.374cm">
          <text:p/>
          <draw:enhanced-geometry svg:viewBox="0 0 21600 21600" draw:text-areas="0 ?f0 ?f5 ?f2" draw:mirror-horizontal="false" draw:mirror-vertical="false" draw:type="right-arrow" draw:modifiers="17546.190028222 5514.893617021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5" draw:layer="layout" svg:width="3.625cm" svg:height="0.749cm" svg:x="1.75cm" svg:y="26.25cm">
          <draw:text-box>
            <text:p text:style-name="P5">Исследование</text:p>
          </draw:text-box>
        </draw:frame>
        <draw:custom-shape draw:style-name="gr16" draw:text-style-name="P1" draw:layer="layout" svg:width="3.139cm" svg:height="0.573cm" svg:x="14.611cm" svg:y="23.802cm">
          <text:p/>
          <draw:enhanced-geometry svg:viewBox="0 0 21600 21600" draw:glue-points="10800 0 0 10800 10800 21600 21600 10800" draw:type="flowchart-process" draw:enhanced-path="M 0 0 L 21600 0 21600 21600 0 21600 0 0 Z N"/>
        </draw:custom-shape>
        <draw:frame draw:style-name="gr15" draw:text-style-name="P7" draw:layer="layout" svg:width="3.5cm" svg:height="0.749cm" svg:x="14.611cm" svg:y="23.802cm">
          <draw:text-box>
            <text:p text:style-name="P7">Код образца</text:p>
          </draw:text-box>
        </draw:frame>
        <draw:rect draw:style-name="gr1" draw:text-style-name="P1" draw:layer="layout" svg:width="18.375cm" svg:height="4.125cm" svg:x="1.375cm" svg:y="10cm">
          <text:p/>
        </draw:rect>
        <draw:custom-shape draw:style-name="gr18" draw:text-style-name="P1" draw:layer="layout" svg:width="2.264cm" svg:height="0.5cm" svg:x="2cm" svg:y="10.625cm">
          <text:p/>
          <draw:enhanced-geometry svg:viewBox="0 0 21600 21600" draw:glue-points="10800 0 0 10800 10800 21600 21600 10800" draw:type="flowchart-process" draw:enhanced-path="M 0 0 L 21600 0 21600 21600 0 21600 0 0 Z N"/>
        </draw:custom-shape>
        <draw:custom-shape draw:style-name="gr16" draw:text-style-name="P1" draw:layer="layout" svg:width="2.264cm" svg:height="0.5cm" svg:x="2cm" svg:y="11.375cm">
          <text:p/>
          <draw:enhanced-geometry svg:viewBox="0 0 21600 21600" draw:glue-points="10800 0 0 10800 10800 21600 21600 10800" draw:type="flowchart-process" draw:enhanced-path="M 0 0 L 21600 0 21600 21600 0 21600 0 0 Z N"/>
        </draw:custom-shape>
        <draw:custom-shape draw:style-name="gr18" draw:text-style-name="P1" draw:layer="layout" svg:width="2.264cm" svg:height="0.5cm" svg:x="2cm" svg:y="12.102cm">
          <text:p/>
          <draw:enhanced-geometry svg:viewBox="0 0 21600 21600" draw:glue-points="10800 0 0 10800 10800 21600 21600 10800" draw:type="flowchart-process" draw:enhanced-path="M 0 0 L 21600 0 21600 21600 0 21600 0 0 Z N"/>
        </draw:custom-shape>
        <draw:line draw:style-name="gr23" draw:text-style-name="P1" draw:layer="layout" svg:x1="3.639cm" svg:y1="11.625cm" svg:x2="5.114cm" svg:y2="11.625cm">
          <text:p/>
        </draw:line>
        <draw:custom-shape draw:style-name="gr18" draw:text-style-name="P1" draw:layer="layout" svg:width="2.264cm" svg:height="0.5cm" svg:x="2cm" svg:y="12.75cm">
          <text:p/>
          <draw:enhanced-geometry svg:viewBox="0 0 21600 21600" draw:glue-points="10800 0 0 10800 10800 21600 21600 10800" draw:type="flowchart-process" draw:enhanced-path="M 0 0 L 21600 0 21600 21600 0 21600 0 0 Z N"/>
        </draw:custom-shape>
        <draw:frame draw:style-name="gr28" draw:text-style-name="P5" draw:layer="layout" svg:width="3.935cm" svg:height="0.725cm" svg:x="1.44cm" svg:y="13.301cm">
          <draw:text-box>
            <text:p text:style-name="P5">Базовые методы</text:p>
          </draw:text-box>
        </draw:frame>
        <draw:custom-shape draw:style-name="gr16" draw:text-style-name="P1" draw:layer="layout" svg:width="2cm" svg:height="2.95cm" svg:x="6.31cm" svg:y="10.37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9" draw:text-style-name="P1" draw:layer="layout" svg:width="0.5cm" svg:height="0.182cm" svg:x="6.51cm" svg:y="10.636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1" draw:layer="layout" svg:width="0.5cm" svg:height="0.182cm" svg:x="6.51cm" svg:y="10.818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1" draw:layer="layout" svg:width="0.5cm" svg:height="0.182cm" svg:x="6.51cm" svg:y="11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0" draw:text-style-name="P1" draw:layer="layout" svg:width="1.315cm" svg:height="1.25cm" svg:x="6.434cm" svg:y="11.375cm">
          <text:p/>
          <draw:enhanced-geometry svg:viewBox="0 0 21600 21600" draw:mirror-horizontal="true" draw:mirror-vertical="false" draw:path-stretchpoint-x="11000" draw:path-stretchpoint-y="10800" draw:text-areas="?f0 ?f0 ?f3 ?f12" draw:type="vertical-scroll" draw:modifiers="2002.87769784173"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9" draw:text-style-name="P1" draw:layer="layout" svg:width="0.625cm" svg:height="0.375cm" svg:x="6.51cm" svg:y="12.75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5" draw:layer="layout" svg:width="2.31cm" svg:height="0.749cm" svg:x="6cm" svg:y="13.376cm">
          <draw:text-box>
            <text:p text:style-name="P5">Метод</text:p>
          </draw:text-box>
        </draw:frame>
        <draw:custom-shape draw:style-name="gr27" draw:text-style-name="P1" draw:layer="layout" svg:width="0.91cm" svg:height="0.285cm" svg:x="7.4cm" svg:y="12.84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 draw:text-style-name="P1" draw:layer="layout" svg:width="0.625cm" svg:height="0.375cm" svg:x="8.5cm" svg:y="12.875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2" draw:style-name="dp1" draw:master-page-name="Обычный">
        <office:forms form:automatic-focus="false" form:apply-design-mode="false"/>
      </draw:page>
      <draw:page draw:name="page3" draw:style-name="dp1" draw:master-page-name="Обычный">
        <office:forms form:automatic-focus="false" form:apply-design-mode="false"/>
        <draw:rect draw:style-name="gr1" draw:text-style-name="P1" draw:layer="layout" svg:width="13.875cm" svg:height="4.125cm" svg:x="1.811cm" svg:y="14.301cm">
          <text:p/>
        </draw:rect>
        <draw:custom-shape draw:style-name="gr16" draw:text-style-name="P1" draw:layer="layout" svg:width="2.875cm" svg:height="2.999cm" svg:x="11.861cm" svg:y="14.551cm">
          <text:p/>
          <draw:enhanced-geometry svg:viewBox="0 0 21600 21600" draw:glue-points="10800 0 0 10800 10800 21600 21600 10800" draw:type="flowchart-process" draw:enhanced-path="M 0 0 L 21600 0 21600 21600 0 21600 0 0 Z N"/>
        </draw:custom-shape>
        <draw:frame draw:style-name="gr17" draw:text-style-name="P5" draw:layer="layout" svg:width="3.81cm" svg:height="1.199cm" svg:x="1.751cm" svg:y="17.676cm">
          <draw:text-box>
            <text:p text:style-name="P5">Базовые методы</text:p>
          </draw:text-box>
        </draw:frame>
        <draw:frame draw:style-name="gr15" draw:text-style-name="P5" draw:layer="layout" svg:width="2.31cm" svg:height="0.749cm" svg:x="5.601cm" svg:y="17.677cm">
          <draw:text-box>
            <text:p text:style-name="P5">Метод</text:p>
          </draw:text-box>
        </draw:frame>
        <draw:custom-shape draw:style-name="gr18" draw:text-style-name="P1" draw:layer="layout" svg:width="2.264cm" svg:height="0.5cm" svg:x="2.297cm" svg:y="14.801cm">
          <text:p/>
          <draw:enhanced-geometry svg:viewBox="0 0 21600 21600" draw:glue-points="10800 0 0 10800 10800 21600 21600 10800" draw:type="flowchart-process" draw:enhanced-path="M 0 0 L 21600 0 21600 21600 0 21600 0 0 Z N"/>
        </draw:custom-shape>
        <draw:custom-shape draw:style-name="gr16" draw:text-style-name="P1" draw:layer="layout" svg:width="2.264cm" svg:height="0.5cm" svg:x="2.297cm" svg:y="15.551cm">
          <text:p/>
          <draw:enhanced-geometry svg:viewBox="0 0 21600 21600" draw:glue-points="10800 0 0 10800 10800 21600 21600 10800" draw:type="flowchart-process" draw:enhanced-path="M 0 0 L 21600 0 21600 21600 0 21600 0 0 Z N"/>
        </draw:custom-shape>
        <draw:custom-shape draw:style-name="gr18" draw:text-style-name="P1" draw:layer="layout" svg:width="2.264cm" svg:height="0.5cm" svg:x="2.297cm" svg:y="16.278cm">
          <text:p/>
          <draw:enhanced-geometry svg:viewBox="0 0 21600 21600" draw:glue-points="10800 0 0 10800 10800 21600 21600 10800" draw:type="flowchart-process" draw:enhanced-path="M 0 0 L 21600 0 21600 21600 0 21600 0 0 Z N"/>
        </draw:custom-shape>
        <draw:custom-shape draw:style-name="gr16" draw:text-style-name="P1" draw:layer="layout" svg:width="2cm" svg:height="2.95cm" svg:x="5.411cm" svg:y="14.55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5" draw:text-style-name="P5" draw:layer="layout" svg:width="2.31cm" svg:height="0.749cm" svg:x="8.676cm" svg:y="17.677cm">
          <draw:text-box>
            <text:p text:style-name="P5">Система</text:p>
          </draw:text-box>
        </draw:frame>
        <draw:g>
          <draw:custom-shape draw:style-name="gr19" draw:text-style-name="P1" draw:layer="layout" svg:width="0.5cm" svg:height="0.182cm" svg:x="5.611cm" svg:y="14.63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1" draw:layer="layout" svg:width="0.5cm" svg:height="0.182cm" svg:x="5.611cm" svg:y="14.812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1" draw:layer="layout" svg:width="0.5cm" svg:height="0.182cm" svg:x="5.611cm" svg:y="14.994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0" draw:text-style-name="P1" draw:layer="layout" svg:width="1.411cm" svg:height="1.375cm" svg:x="5.535cm" svg:y="15.426cm">
          <text:p/>
          <draw:enhanced-geometry svg:viewBox="0 0 21600 21600" draw:mirror-horizontal="tru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1" draw:text-style-name="P1" draw:layer="layout" svg:width="0.625cm" svg:height="0.375cm" svg:x="5.611cm" svg:y="16.926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 draw:layer="layout" svg:width="2.013cm" svg:height="2.626cm" svg:x="16.561cm" svg:y="15.05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 draw:text-style-name="P5" draw:layer="layout" svg:width="3.625cm" svg:height="0.749cm" svg:x="11.736cm" svg:y="17.677cm">
          <draw:text-box>
            <text:p text:style-name="P5">Исследование</text:p>
          </draw:text-box>
        </draw:frame>
        <draw:line draw:style-name="gr23" draw:text-style-name="P1" draw:layer="layout" svg:x1="3.936cm" svg:y1="15.801cm" svg:x2="5.411cm" svg:y2="15.801cm">
          <text:p/>
        </draw:line>
        <draw:g>
          <draw:custom-shape draw:style-name="gr18" draw:text-style-name="P1" draw:layer="layout" svg:width="3.566cm" svg:height="3cm" svg:x="7.92cm" svg:y="14.551cm">
            <text:p/>
            <draw:enhanced-geometry svg:viewBox="0 0 21600 21600" draw:glue-points="10800 0 0 10800 10800 21600 21600 10800" draw:type="flowchart-process" draw:enhanced-path="M 0 0 L 21600 0 21600 21600 0 21600 0 0 Z N"/>
          </draw:custom-shape>
          <draw:g>
            <draw:custom-shape draw:style-name="gr11" draw:text-style-name="P1" draw:layer="layout" svg:width="0.75cm" svg:height="0.273cm" svg:x="8.061cm" svg:y="14.676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1" draw:layer="layout" svg:width="0.75cm" svg:height="0.273cm" svg:x="8.061cm" svg:y="14.949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1" draw:layer="layout" svg:width="0.75cm" svg:height="0.272cm" svg:x="8.061cm" svg:y="15.222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16" draw:text-style-name="P1" draw:layer="layout" svg:width="1.625cm" svg:height="2.625cm" svg:x="9.686cm" svg:y="14.65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9" draw:text-style-name="P1" draw:layer="layout" svg:width="0.406cm" svg:height="0.16cm" svg:x="9.814cm" svg:y="14.733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1" draw:layer="layout" svg:width="0.406cm" svg:height="0.159cm" svg:x="9.814cm" svg:y="14.893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1" draw:layer="layout" svg:width="0.406cm" svg:height="0.159cm" svg:x="9.814cm" svg:y="15.052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0" draw:text-style-name="P1" draw:layer="layout" svg:width="1.147cm" svg:height="1.094cm" svg:x="9.757cm" svg:y="15.53cm">
              <text:p/>
              <draw:enhanced-geometry svg:viewBox="0 0 21600 21600" draw:mirror-horizontal="tru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1" draw:text-style-name="P1" draw:layer="layout" svg:width="0.625cm" svg:height="0.375cm" svg:x="9.886cm" svg:y="16.78cm">
              <text:p/>
              <draw:enhanced-geometry svg:viewBox="0 0 21600 21600" draw:text-areas="0 ?f0 ?f5 ?f2" draw:mirror-horizontal="false" draw:mirror-vertical="false" draw:type="right-arrow" draw:modifiers="15391.6167664671 7295.7446808510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1" draw:text-style-name="P1" draw:layer="layout" svg:width="0.875cm" svg:height="0.352cm" svg:x="8.811cm" svg:y="14.8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8" draw:text-style-name="P1" draw:layer="layout" svg:width="2.375cm" svg:height="0.875cm" svg:x="12.111cm" svg:y="16.551cm">
          <text:p/>
          <draw:enhanced-geometry svg:viewBox="0 0 21600 21600" draw:glue-points="10800 0 0 10800 10800 21600 21600 10800" draw:type="flowchart-process" draw:enhanced-path="M 0 0 L 21600 0 21600 21600 0 21600 0 0 Z N"/>
        </draw:custom-shape>
        <draw:frame draw:style-name="gr15" draw:text-style-name="P6" draw:layer="layout" svg:width="1.75cm" svg:height="0.887cm" svg:x="12.111cm" svg:y="16.551cm">
          <draw:text-box>
            <text:p text:style-name="P6">Список </text:p>
            <text:p text:style-name="P6">анализов</text:p>
          </draw:text-box>
        </draw:frame>
        <draw:custom-shape draw:style-name="gr18" draw:text-style-name="P1" draw:layer="layout" svg:width="2.264cm" svg:height="0.5cm" svg:x="2.297cm" svg:y="16.926cm">
          <text:p/>
          <draw:enhanced-geometry svg:viewBox="0 0 21600 21600" draw:glue-points="10800 0 0 10800 10800 21600 21600 10800" draw:type="flowchart-process" draw:enhanced-path="M 0 0 L 21600 0 21600 21600 0 21600 0 0 Z N"/>
        </draw:custom-shape>
        <draw:g>
          <draw:custom-shape draw:style-name="gr18" draw:text-style-name="P1" draw:layer="layout" svg:width="2.378cm" svg:height="1.819cm" svg:x="12.111cm" svg:y="14.626cm">
            <text:p/>
            <draw:enhanced-geometry svg:viewBox="0 0 21600 21600" draw:glue-points="10800 0 0 10800 10800 21600 21600 10800" draw:type="flowchart-process" draw:enhanced-path="M 0 0 L 21600 0 21600 21600 0 21600 0 0 Z N"/>
          </draw:custom-shape>
          <draw:g>
            <draw:custom-shape draw:style-name="gr11" draw:text-style-name="P1" draw:layer="layout" svg:width="0.499cm" svg:height="0.167cm" svg:x="12.205cm" svg:y="14.701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1" draw:layer="layout" svg:width="0.499cm" svg:height="0.165cm" svg:x="12.205cm" svg:y="14.868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1" draw:layer="layout" svg:width="0.499cm" svg:height="0.165cm" svg:x="12.205cm" svg:y="15.033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16" draw:text-style-name="P1" draw:layer="layout" svg:width="1.083cm" svg:height="1.591cm" svg:x="13.289cm" svg:y="14.68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9" draw:text-style-name="P1" draw:layer="layout" svg:width="0.271cm" svg:height="0.096cm" svg:x="13.373cm" svg:y="14.737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1" draw:layer="layout" svg:width="0.271cm" svg:height="0.097cm" svg:x="13.373cm" svg:y="14.833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1" draw:layer="layout" svg:width="0.271cm" svg:height="0.096cm" svg:x="13.373cm" svg:y="14.93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0" draw:text-style-name="P1" draw:layer="layout" svg:width="0.766cm" svg:height="0.663cm" svg:x="13.336cm" svg:y="15.219cm">
              <text:p/>
              <draw:enhanced-geometry svg:viewBox="0 0 21600 21600" draw:mirror-horizontal="tru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1" draw:text-style-name="P1" draw:layer="layout" svg:width="0.417cm" svg:height="0.228cm" svg:x="13.422cm" svg:y="15.978cm">
              <text:p/>
              <draw:enhanced-geometry svg:viewBox="0 0 21600 21600" draw:text-areas="0 ?f0 ?f5 ?f2" draw:mirror-horizontal="false" draw:mirror-vertical="false" draw:type="right-arrow" draw:modifiers="15391.6167664671 7295.7446808510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1" draw:text-style-name="P1" draw:layer="layout" svg:width="0.585cm" svg:height="0.214cm" svg:x="12.704cm" svg:y="14.7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frame draw:style-name="gr15" draw:text-style-name="P5" draw:layer="layout" svg:width="2.125cm" svg:height="0.749cm" svg:x="16.811cm" svg:y="17.677cm">
          <draw:text-box>
            <text:p text:style-name="P5">Архив</text:p>
          </draw:text-box>
        </draw:frame>
        <draw:custom-shape draw:style-name="gr21" draw:text-style-name="P1" draw:layer="layout" svg:width="1.812cm" svg:height="0.751cm" svg:x="14.611cm" svg:y="15.551cm">
          <text:p/>
          <draw:enhanced-geometry svg:viewBox="0 0 21600 21600" draw:text-areas="0 ?f0 ?f5 ?f2" draw:mirror-horizontal="false" draw:mirror-vertical="false" draw:type="right-arrow" draw:modifiers="17546.190028222 5514.893617021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4" draw:style-name="dp1" draw:master-page-name="Обычный">
        <office:forms form:automatic-focus="false" form:apply-design-mode="fals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Роман Кошеелв</meta:initial-creator>
    <meta:creation-date>2010-03-12T15:01:57.02</meta:creation-date>
    <dc:date>2010-03-19T17:40:39.36</dc:date>
    <dc:creator>Роман Кошелев</dc:creator>
    <meta:editing-duration>PT38H41M26S</meta:editing-duration>
    <meta:editing-cycles>39</meta:editing-cycles>
    <meta:generator>OpenOffice.org/3.2$Win32 OpenOffice.org_project/320m12$Build-9483</meta:generator>
    <meta:document-statistic meta:object-count="187"/>
  </office:meta>
</office:document-meta>
</file>